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9.1507in" fo:margin-left="-0.075in" table:align="left" style:writing-mode="lr-tb"/>
    </style:style>
    <style:style style:name="Table1.A" style:family="table-column">
      <style:table-column-properties style:column-width="2.5007in"/>
    </style:style>
    <style:style style:name="Table1.B" style:family="table-column">
      <style:table-column-properties style:column-width="2.4632in"/>
    </style:style>
    <style:style style:name="Table1.C" style:family="table-column">
      <style:table-column-properties style:column-width="4.186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A17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P1" style:family="paragraph" style:parent-style-name="Text_20_body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Preformatted_20_Text">
      <style:paragraph-properties fo:margin-top="0in" fo:margin-bottom="0in"/>
    </style:style>
    <style:style style:name="P4" style:family="paragraph" style:parent-style-name="Preformatted_20_Text">
      <style:paragraph-properties fo:margin-top="0in" fo:margin-bottom="0in" fo:line-height="100%"/>
      <style:text-properties fo:font-weight="bold" style:font-weight-asian="bold" style:font-weight-complex="bold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paragraph-properties fo:margin-top="0in" fo:margin-bottom="0in" fo:line-height="100%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in" fo:margin-bottom="0in" fo:line-height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mplafi questions and answer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context</text:p>
          </table:table-cell>
          <table:table-cell table:style-name="Table1.A1" office:value-type="string">
            <text:p text:style-name="P2">Questions</text:p>
          </table:table-cell>
          <table:table-cell table:style-name="Table1.A1" office:value-type="string">
            <text:p text:style-name="P2">Answers</text:p>
          </table:table-cell>
        </table:table-row>
        <table:table-row table:style-name="Table1.1">
          <table:table-cell table:style-name="Table1.A1" office:value-type="string">
            <text:p text:style-name="P2">Making first repository on github</text:p>
            <text:p text:style-name="P2">http://help.github.com/create-a-repo/</text:p>
          </table:table-cell>
          <table:table-cell table:style-name="Table1.A1" office:value-type="string">
            <text:p text:style-name="P2">Why does it say this cmd line looking box full of commands?</text:p>
            <text:p text:style-name="P2">Desktop/makingRepository.JPG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Github learning</text:p>
            <text:p text:style-name="P2">https://github.com/github/markup</text:p>
          </table:table-cell>
          <table:table-cell table:style-name="Table1.A1" office:value-type="string">
            <text:p text:style-name="P2">Desktop/questionsGitHub.JPG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Gitbash – looks like setting user name per project?</text:p>
            <text:p text:style-name="P2">https://github.com/harrietckm/Hello-World</text:p>
          </table:table-cell>
          <table:table-cell table:style-name="Table1.A1" office:value-type="string">
            <text:p text:style-name="P2">How do I check what my user name is, my email, etc. Do I set my user name per project?</text:p>
          </table:table-cell>
          <table:table-cell table:style-name="Table1.A1" office:value-type="string">
            <text:p text:style-name="P2">Git status (from C:\ dir)</text:p>
          </table:table-cell>
        </table:table-row>
        <table:table-row table:style-name="Table1.1">
          <table:table-cell table:style-name="Table1.A1" office:value-type="string">
            <text:p text:style-name="P2">Forking github</text:p>
          </table:table-cell>
          <table:table-cell table:style-name="Table1.A1" office:value-type="string">
            <text:p text:style-name="P2">How to fork</text:p>
          </table:table-cell>
          <table:table-cell table:style-name="Table1.A1" office:value-type="string">
            <text:p text:style-name="P2"><text:a xlink:type="simple" xlink:href="http://help.github.com/fork-a-repo/">http://help.github.com/fork-a-repo/</text:a></text:p>
            <text:p text:style-name="P2">make sure in correct directory in gitbash tool first</text:p>
            <text:p text:style-name="P2">branching and merging is different</text:p>
            <text:p text:style-name="P2"><text:a xlink:type="simple" xlink:href="http://book.git-scm.com/3_basic_branching_and_merging.html">http://book.git-scm.com/3_basic_branching_and_merging.html</text:a></text:p>
            <text:p text:style-name="P2">what is a branch</text:p>
            <text:p text:style-name="P2"><text:a xlink:type="simple" xlink:href="http://en.wikipedia.org/wiki/Branching_%28software%29">http://en.wikipedia.org/wiki/Branching_%28software%29</text:a></text:p>
            <text:p text:style-name="P2">http://en.wikipedia.org/wiki/Branching_%28software%29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Github commit</text:p>
          </table:table-cell>
          <table:table-cell table:style-name="Table1.A1" office:value-type="string">
            <text:p text:style-name="P2">How to get out of vim? When do commit?</text:p>
          </table:table-cell>
          <table:table-cell table:style-name="Table1.A1" office:value-type="string">
            <text:p text:style-name="P2"><text:a xlink:type="simple" xlink:href="http://help.github.com/create-a-repo/">http://help.github.com/create-a-repo/</text:a></text:p>
            <text:p text:style-name="P2">git add [filename]</text:p>
            <text:p text:style-name="P2">git commit –m ‘comment for this commit’</text:p>
            <text:p text:style-name="P2">git push origin master (long version)</text:p>
            <text:p text:style-name="P2">can do git push (short version)</text:p>
            <text:p text:style-name="P2">can do git push origin branchname (if going to branch)</text:p>
            <text:p text:style-name="P2">see git clone for when set origin</text:p>
          </table:table-cell>
        </table:table-row>
        <table:table-row table:style-name="Table1.1">
          <table:table-cell table:style-name="Table1.A1" office:value-type="string">
            <text:p text:style-name="P2">Git</text:p>
          </table:table-cell>
          <table:table-cell table:style-name="Table1.A1" office:value-type="string">
            <text:p text:style-name="P2">Cheat sheet with basic commands</text:p>
          </table:table-cell>
          <table:table-cell table:style-name="Table1.A1" office:value-type="string">
            <text:p text:style-name="P2"><text:a xlink:type="simple" xlink:href="http://help.github.com/git-cheat-sheets/">http://help.github.com/git-cheat-sheets/</text:a></text:p>
            <text:p text:style-name="P2">remember to be in correct directory</text:p>
          </table:table-cell>
        </table:table-row>
        <table:table-row table:style-name="Table1.1">
          <table:table-cell table:style-name="Table1.A1" office:value-type="string">
            <text:p text:style-name="P2">Git pull</text:p>
          </table:table-cell>
          <table:table-cell table:style-name="Table1.A1" office:value-type="string">
            <text:p text:style-name="P2">Puts stuff back out for amplafi to accept or not</text:p>
          </table:table-cell>
          <table:table-cell table:style-name="Table1.A1" office:value-type="string">
            <text:p text:style-name="P2"><text:a xlink:type="simple" xlink:href="http://help.github.com/pull-requests/">http://help.github.com/pull-requests/</text:a></text:p>
          </table:table-cell>
        </table:table-row>
        <table:table-row table:style-name="Table1.1">
          <table:table-cell table:style-name="Table1.A1" office:value-type="string">
            <text:p text:style-name="P2">Amplafi getting started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https://github.com/amplafi/amplafi-tools</text:p>
            <text:p text:style-name="P2"><text:soft-page-break/></text:p>
          </table:table-cell>
        </table:table-row>
        <table:table-row table:style-name="Table1.1">
          <table:table-cell table:style-name="Table1.A1" office:value-type="string">
            <text:p text:style-name="P2">What’s the different between git and github?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Forking questions</text:p>
          </table:table-cell>
          <table:table-cell table:style-name="Table1.A1" office:value-type="string">
            <text:p text:style-name="P2">forkQuestions_4.JPG and 3 other JPG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How do you know that eclipse import preferences worked?</text:p>
          </table:table-cell>
          <table:table-cell table:style-name="Table1.A1" office:value-type="string">
            <text:p text:style-name="P2">importEclipseCodePref.JPG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Gi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here is a git ignore</text:p>
          </table:table-cell>
        </table:table-row>
        <table:table-row table:style-name="Table1.1">
          <table:table-cell table:style-name="Table1.A1" office:value-type="string">
            <text:p text:style-name="P2">Eclips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f no .project file then don’t expect to show up in eclipse as a project</text:p>
          </table:table-cell>
        </table:table-row>
        <table:table-row table:style-name="Table1.1">
          <table:table-cell table:style-name="Table1.A1" office:value-type="string">
            <text:p text:style-name="P2">Eclips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Get helios is newer – have it</text:p>
          </table:table-cell>
        </table:table-row>
        <table:table-row table:style-name="Table1.1">
          <table:table-cell table:style-name="Table1.A1" office:value-type="string">
            <text:p text:style-name="P2">Gi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Upstream and origin</text:p>
            <text:p text:style-name="P2">Git remote show upstream</text:p>
            <text:p text:style-name="P2">Git remote show origin</text:p>
          </table:table-cell>
        </table:table-row>
        <table:table-row table:style-name="Table1.1">
          <table:table-cell table:style-name="Table1.A17" office:value-type="string">
            <text:p text:style-name="P2">Close vim</text:p>
          </table:table-cell>
          <table:table-cell table:style-name="Table1.A17" office:value-type="string">
            <text:p text:style-name="P2"/>
          </table:table-cell>
          <table:table-cell table:style-name="Table1.A17" office:value-type="string">
            <text:p text:style-name="P1">Exit without saving, press <text:bookmark text:name="sk"/><text:span text:style-name="Teletype">ESC</text:span>, then type </text:p>
            <text:p text:style-name="Quotations"><text:span text:style-name="Teletype">:q</text:span></text:p>
            <text:p text:style-name="P2"/>
          </table:table-cell>
        </table:table-row>
        <table:table-row table:style-name="Table1.1">
          <table:table-cell table:style-name="Table1.A17" office:value-type="string">
            <text:p text:style-name="P2">Basic git</text:p>
          </table:table-cell>
          <table:table-cell table:style-name="Table1.A17" office:value-type="string">
            <text:p text:style-name="P2">Get the code save in repository</text:p>
            <text:p text:style-name="P2"/>
            <text:p text:style-name="P2"/>
          </table:table-cell>
          <table:table-cell table:style-name="Table1.A17" office:value-type="string">
            <text:p text:style-name="P4">$ git clone git@github.com:<text:span text:style-name="Emphasis">username</text:span>/Spoon-Knife.git</text:p>
            <text:p text:style-name="P4">$ cd Spoon-KnifeChanges the active directory</text:p>
            <text:p text:style-name="P3">$ git remote add upstream git://github.com/octocat/Spoon-Knife.git</text:p>
            <text:p text:style-name="P3">$ git fetch upstream</text:p>
            <text:p text:style-name="P3">$ git merge upstream/master</text:p>
            <text:p text:style-name="P3">git add * [or filename]</text:p>
            <text:p text:style-name="P3">git commit -m ‘message here’</text:p>
            <text:p text:style-name="P3">git push</text:p>
            <text:p text:style-name="P3">[also helpful] git status</text:p>
            <text:p text:style-name="P6"/>
          </table:table-cell>
        </table:table-row>
      </table:table>
      <text:p text:style-name="Standard"/>
      <text:p text:style-name="Standard"/>
      <text:p text:style-name="Standard">https://github.com/amplafi/amplafi-tool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WenQuanYi Zen Hei Mono" style:font-name-complex="Lohit Devanagari2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1651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rriet cook king</meta:initial-creator>
    <dc:creator>Harriet King</dc:creator>
    <meta:editing-cycles>28</meta:editing-cycles>
    <meta:creation-date>2011-05-03T13:26:00</meta:creation-date>
    <dc:date>2011-05-06T17:23:38</dc:date>
    <meta:editing-duration>PT00H17M03S</meta:editing-duration>
    <meta:generator>OpenOffice.org/3.2$Linux OpenOffice.org_project/320m12$Build-9483</meta:generator>
    <meta:document-statistic meta:table-count="1" meta:image-count="0" meta:object-count="0" meta:page-count="2" meta:paragraph-count="72" meta:word-count="301" meta:character-count="2186"/>
    <meta:template xlink:type="simple" xlink:actuate="onRequest" xlink:title="Normal.dotm" xlink:href=""/>
  </office:meta>
</office:document-meta>
</file>